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0e4a8" draw:textarea-horizontal-align="left" draw:textarea-vertical-align="bottom" draw:auto-grow-height="false" draw:auto-grow-width="false" fo:min-height="3.803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Default-outline1">
      <style:graphic-properties draw:stroke="none" draw:fill="none" draw:fill-color="#00e4a8" draw:textarea-horizontal-align="left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indent="0cm"/>
    </style:style>
    <style:style style:name="P4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style:font-name="Courier New"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style:font-name="Times New Roman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draw:page draw:name="“Party like it’s 1999!”" draw:style-name="dp1" draw:master-page-name="Default" presentation:presentation-page-layout-name="AL1T1">
        <draw:frame presentation:style-name="pr1" draw:text-style-name="P2" draw:layer="layout" svg:width="21.647cm" svg:height="4.062cm" svg:x="3.196cm" svg:y="0.595cm" presentation:class="title" presentation:user-transformed="true">
          <draw:text-box>
            <text:list text:style-name="L1">
              <text:list-header>
                <text:p text:style-name="P1"><text:span text:style-name="T1">“</text:span><text:span text:style-name="T1">Party like it’s 1999!”</text:span></text:p>
              </text:list-header>
            </text:list>
          </draw:text-box>
        </draw:frame>
        <draw:frame presentation:style-name="pr2" draw:text-style-name="P2" draw:layer="layout" svg:width="21.59cm" svg:height="11.43cm" svg:x="3.285cm" svg:y="5.605cm" presentation:class="outline" presentation:user-transformed="true">
          <draw:text-box>
            <text:list text:style-name="L2">
              <text:list-item>
                <text:p text:style-name="P3"><text:span text:style-name="T2">CGI (as in </text:span><text:span text:style-name="T3">/cgi-bin/,</text:span><text:span text:style-name="T2"> not as in Michael Bay) is back.</text:span></text:p>
              </text:list-item>
              <text:list-item>
                <text:p text:style-name="P3"><text:span text:style-name="T2">Wasn't CGI slow and bad?</text:span></text:p>
              </text:list-item>
              <text:list-item>
                <text:p text:style-name="P3"><text:span text:style-name="T2">Not slow per se but slow and expensive </text:span><text:span text:style-name="T4">to start.</text:span></text:p>
              </text:list-item>
              <text:list-item>
                <text:p text:style-name="P3"><text:span text:style-name="T2">Doesn't matter because our processes are long-lived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/>
            <style:text-properties fo:font-family="Wingdings" style:font-pitch="variable" style:font-charset="x-symbol" fo:color="#3333cc" fo:font-size="60%"/>
          </text:list-level-style-bullet>
          <text:list-level-style-number text:level="2" style:num-format="">
            <style:list-level-properties/>
            <style:text-properties fo:color="#ff0000" fo:font-size="55%"/>
          </text:list-level-style-number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left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" fo:font-family="Tahoma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3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3">
      <style:graphic-properties draw:stroke="none" draw:fill="gradient" draw:fill-color="#ffcf01" draw:fill-gradient-name="Gradient_20_7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3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3">
      <style:graphic-properties draw:stroke="none" draw:fill="gradient" draw:fill-color="#3333cc" draw:fill-gradient-name="Gradient_20_8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3">
      <style:graphic-properties draw:stroke="none" draw:fill="gradient" draw:fill-color="#ff0000" draw:fill-gradient-name="Gradient_20_9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3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3">
      <style:graphic-properties draw:stroke="none" draw:fill="gradient" draw:fill-color="#1c1c1c" draw:fill-gradient-name="Gradient_20_10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2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3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7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8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10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loext:graphic-properties draw:fill="none" draw:fill-color="#00e4a8"/>
    </style:style>
    <style:style style:name="MP13" style:family="paragraph">
      <loext:graphic-properties draw:fill="solid" draw:fill-color="#3333cc"/>
      <style:paragraph-properties style:writing-mode="lr-tb" style:font-independent-line-spacing="true"/>
    </style:style>
    <style:style style:name="MP14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5" style:family="paragraph">
      <loext:graphic-properties draw:fill="solid" draw:fill-color="#ffcf01"/>
      <style:paragraph-properties style:writing-mode="lr-tb" style:font-independent-line-spacing="true"/>
    </style:style>
    <style:style style:name="MP16" style:family="paragraph">
      <loext:graphic-properties draw:fill="gradient" draw:fill-color="#ffcf01" draw:fill-gradient-name="Gradient_20_7"/>
      <style:paragraph-properties style:writing-mode="lr-tb" style:font-independent-line-spacing="true"/>
    </style:style>
    <style:style style:name="MP17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8" style:family="paragraph">
      <loext:graphic-properties draw:fill="solid" draw:fill-color="#1c1c1c"/>
      <style:paragraph-properties style:writing-mode="lr-tb" style:font-independent-line-spacing="true"/>
    </style:style>
    <style:style style:name="MP19" style:family="paragraph">
      <loext:graphic-properties draw:fill="gradient" draw:fill-color="#1c1c1c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/>
    </style:style>
    <style:style style:name="MP21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/>
    </style:style>
    <style:style style:name="MP23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/>
    </style:style>
    <style:style style:name="MP25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color="#1c1c1c" style:font-name="Tahoma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1.217cm" svg:height="1.318cm" svg:x="1.16cm" svg:y="3.052cm">
        <text:list text:style-name="ML3">
          <text:list-header>
            <text:p text:style-name="MP22"/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list text:style-name="ML3">
          <text:list-header>
            <text:p text:style-name="MP22"/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list text:style-name="ML3">
          <text:list-header>
            <text:p text:style-name="MP22"/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list text:style-name="ML3">
          <text:list-header>
            <text:p text:style-name="MP22"/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list text:style-name="ML3">
          <text:list-header>
            <text:p text:style-name="MP22"/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list text:style-name="ML3">
          <text:list-header>
            <text:p text:style-name="MP22"/>
          </text:list-header>
        </text:list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list text:style-name="ML3">
          <text:list-header>
            <text:p text:style-name="MP22"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4.062cm" svg:x="3.196cm" svg:y="0.595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2" draw:layer="backgroundobjects" svg:width="5.292cm" svg:height="1.27cm" svg:x="3.228cm" svg:y="17.34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text-style-name="MP12" draw:layer="backgroundobjects" svg:width="8.043cm" svg:height="1.27cm" svg:x="10.159cm" svg:y="17.343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text-style-name="MP12" draw:layer="backgroundobjects" svg:width="5.291cm" svg:height="1.27cm" svg:x="19.561cm" svg:y="17.343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10" draw:text-style-name="MP1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14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15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16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17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8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9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4.061cm" svg:x="2.752cm" svg:y="4.656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1" draw:layer="backgroundobjects" svg:width="5.291cm" svg:height="1.27cm" svg:x="2.751cm" svg:y="17.357cm" presentation:class="date-time">
        <draw:text-box>
          <text:list text:style-name="ML2">
            <text:list-header>
              <text:p text:style-name="MP20"><text:span text:style-name="MT2"><presentation:date-time/></text:span></text:p>
            </text:list-header>
          </text:list>
        </draw:text-box>
      </draw:frame>
      <draw:frame presentation:style-name="Mpr3" draw:text-style-name="MP23" draw:layer="backgroundobjects" svg:width="8.043cm" svg:height="1.27cm" svg:x="9.524cm" svg:y="17.357cm" presentation:class="footer">
        <draw:text-box>
          <text:list text:style-name="ML2">
            <text:list-header>
              <text:p text:style-name="MP22"><text:span text:style-name="MT2"><presentation:footer/></text:span></text:p>
            </text:list-header>
          </text:list>
        </draw:text-box>
      </draw:frame>
      <draw:frame presentation:style-name="Mpr4" draw:text-style-name="MP25" draw:layer="backgroundobjects" svg:width="5.292cm" svg:height="1.27cm" svg:x="19.05cm" svg:y="17.357cm" presentation:class="page-number">
        <draw:text-box>
          <text:list text:style-name="ML2">
            <text:list-header>
              <text:p text:style-name="MP2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“Party like it’s 1999!”</dc:title>
    <meta:creation-date>2015-09-11T00:59:07.121000000</meta:creation-date>
    <dc:creator>eXPerience</dc:creator>
    <dc:date>2015-09-11T00:59:23.985000000</dc:date>
    <meta:editing-cycles>1</meta:editing-cycles>
    <meta:editing-duration>PT16S</meta:editing-duration>
    <meta:document-statistic meta:object-count="45"/>
    <meta:generator>LibreOffice/4.4.5.2$Linux_X86_64 LibreOffice_project/40$Build-2</meta:generator>
  </office:meta>
</office:document-meta>
</file>